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88.84pt"/>
    </style:style>
    <style:style style:name="co3" style:family="table-column">
      <style:table-column-properties fo:break-before="auto" style:column-width="71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85pt"/>
    </style:style>
    <style:style style:name="co6" style:family="table-column">
      <style:table-column-properties fo:break-before="auto" style:column-width="57.86pt"/>
    </style:style>
    <style:style style:name="co7" style:family="table-column">
      <style:table-column-properties fo:break-before="auto" style:column-width="40.71pt"/>
    </style:style>
    <style:style style:name="co8" style:family="table-column">
      <style:table-column-properties fo:break-before="auto" style:column-width="74.15pt"/>
    </style:style>
    <style:style style:name="co9" style:family="table-column">
      <style:table-column-properties fo:break-before="auto" style:column-width="70.8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9980000000" calcext:value-type="float">
            <text:p>2998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g_2_Mev</text:p>
          </table:table-cell>
          <table:table-cell office:value-type="float" office:value="624150.647996" calcext:value-type="float">
            <text:p>624150.647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m_2_Fermi</text:p>
          </table:table-cell>
          <table:table-cell office:value-type="float" office:value="10000000000000" calcext:value-type="float">
            <text:p>10000000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silon_0</text:p>
          </table:table-cell>
          <table:table-cell office:value-type="float" office:value="1391.247" calcext:value-type="float">
            <text:p>1391.24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2" table:number-rows-spanned="1">
            <text:p>Adimensional</text:p>
          </table:table-cell>
          <table:covered-table-cell/>
        </table:table-row>
        <table:table-row table:style-name="ro1">
          <table:table-cell office:value-type="string" calcext:value-type="string">
            <text:p>#rho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  <table:table-cell/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  <table:table-cell/>
          <table:table-cell office:value-type="string" calcext:value-type="string">
            <text:p>epsilon_bar</text:p>
          </table:table-cell>
          <table:table-cell office:value-type="string" calcext:value-type="string">
            <text:p><text:s/>pressure_bar</text:p>
          </table:table-cell>
        </table:table-row>
        <table:table-row table:style-name="ro1">
          <table:table-cell office:value-type="string" calcext:value-type="string">
            <text:p>#[g/cm^3]</text:p>
          </table:table-cell>
          <table:table-cell office:value-type="string" calcext:value-type="string">
            <text:p>[erg/cm^3]</text:p>
          </table:table-cell>
          <table:table-cell office:value-type="string" calcext:value-type="string">
            <text:p><text:s/>[cm^-3]</text:p>
          </table:table-cell>
          <table:table-cell/>
          <table:table-cell office:value-type="string" calcext:value-type="string">
            <text:p>[erg/cm^3]</text:p>
          </table:table-cell>
          <table:table-cell/>
          <table:table-cell table:number-columns-repeated="2" office:value-type="string" calcext:value-type="string">
            <text:p>[MeV/fm^3]</text:p>
          </table:table-cell>
          <table:table-cell office:value-type="string" calcext:value-type="string">
            <text:p><text:s/>[fm^-3]</text:p>
          </table:table-cell>
          <table:table-cell table:number-columns-repeated="3"/>
        </table:table-row>
        <table:table-row table:style-name="ro1">
          <table:table-cell office:value-type="float" office:value="1.4E+016" calcext:value-type="float">
            <text:p>1.4E+016</text:p>
          </table:table-cell>
          <table:table-cell office:value-type="float" office:value="3.41E+037" calcext:value-type="float">
            <text:p>3.41E+037</text:p>
          </table:table-cell>
          <table:table-cell office:value-type="float" office:value="9.87E+038" calcext:value-type="float">
            <text:p>9.87E+038</text:p>
          </table:table-cell>
          <table:table-cell/>
          <table:table-cell office:value-type="float" office:value="1.25832056E+037" calcext:value-type="float">
            <text:p>1.25832056E+037</text:p>
          </table:table-cell>
          <table:table-cell/>
          <table:table-cell office:value-type="float" office:value="7853.816" calcext:value-type="float">
            <text:p>7853.816</text:p>
          </table:table-cell>
          <table:table-cell office:value-type="float" office:value="21283.537" calcext:value-type="float">
            <text:p>21283.537</text:p>
          </table:table-cell>
          <table:table-cell office:value-type="float" office:value="0.987" calcext:value-type="float">
            <text:p>0.987</text:p>
          </table:table-cell>
          <table:table-cell/>
          <table:table-cell office:value-type="float" office:value="5.6451629366" calcext:value-type="float">
            <text:p>5.6451629366</text:p>
          </table:table-cell>
          <table:table-cell office:value-type="float" office:value="15.2981727903" calcext:value-type="float">
            <text:p>15.2981727903</text:p>
          </table:table-cell>
        </table:table-row>
        <table:table-row table:style-name="ro1">
          <table:table-cell office:value-type="float" office:value="1.3E+016" calcext:value-type="float">
            <text:p>1.3E+016</text:p>
          </table:table-cell>
          <table:table-cell office:value-type="float" office:value="2.56E+037" calcext:value-type="float">
            <text:p>2.56E+037</text:p>
          </table:table-cell>
          <table:table-cell office:value-type="float" office:value="1.8E+039" calcext:value-type="float">
            <text:p>1.8E+039</text:p>
          </table:table-cell>
          <table:table-cell/>
          <table:table-cell office:value-type="float" office:value="1.16844052E+037" calcext:value-type="float">
            <text:p>1.16844052E+037</text:p>
          </table:table-cell>
          <table:table-cell/>
          <table:table-cell office:value-type="float" office:value="7292.829" calcext:value-type="float">
            <text:p>7292.829</text:p>
          </table:table-cell>
          <table:table-cell office:value-type="float" office:value="15978.257" calcext:value-type="float">
            <text:p>15978.257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2419369098" calcext:value-type="float">
            <text:p>5.2419369098</text:p>
          </table:table-cell>
          <table:table-cell office:value-type="float" office:value="11.4848456097" calcext:value-type="float">
            <text:p>11.4848456097</text:p>
          </table:table-cell>
        </table:table-row>
        <table:table-row table:style-name="ro1">
          <table:table-cell office:value-type="float" office:value="1.2E+016" calcext:value-type="float">
            <text:p>1.2E+016</text:p>
          </table:table-cell>
          <table:table-cell office:value-type="float" office:value="1.93E+037" calcext:value-type="float">
            <text:p>1.93E+037</text:p>
          </table:table-cell>
          <table:table-cell office:value-type="float" office:value="2.27E+039" calcext:value-type="float">
            <text:p>2.27E+039</text:p>
          </table:table-cell>
          <table:table-cell/>
          <table:table-cell office:value-type="float" office:value="1.07856048E+037" calcext:value-type="float">
            <text:p>1.07856048E+037</text:p>
          </table:table-cell>
          <table:table-cell/>
          <table:table-cell office:value-type="float" office:value="6731.842" calcext:value-type="float">
            <text:p>6731.842</text:p>
          </table:table-cell>
          <table:table-cell office:value-type="float" office:value="12046.108" calcext:value-type="float">
            <text:p>12046.108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4.8387108831" calcext:value-type="float">
            <text:p>4.8387108831</text:p>
          </table:table-cell>
          <table:table-cell office:value-type="float" office:value="8.6584970174" calcext:value-type="float">
            <text:p>8.6584970174</text:p>
          </table:table-cell>
        </table:table-row>
        <table:table-row table:style-name="ro1">
          <table:table-cell office:value-type="float" office:value="1.1E+016" calcext:value-type="float">
            <text:p>1.1E+016</text:p>
          </table:table-cell>
          <table:table-cell office:value-type="float" office:value="1.46E+037" calcext:value-type="float">
            <text:p>1.46E+037</text:p>
          </table:table-cell>
          <table:table-cell office:value-type="float" office:value="2.49E+039" calcext:value-type="float">
            <text:p>2.49E+039</text:p>
          </table:table-cell>
          <table:table-cell/>
          <table:table-cell office:value-type="float" office:value="9.8868044E+036" calcext:value-type="float">
            <text:p>9.8868044E+036</text:p>
          </table:table-cell>
          <table:table-cell/>
          <table:table-cell office:value-type="float" office:value="6170.855" calcext:value-type="float">
            <text:p>6170.855</text:p>
          </table:table-cell>
          <table:table-cell office:value-type="float" office:value="9112.599" calcext:value-type="float">
            <text:p>9112.599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float" office:value="4.4354848564" calcext:value-type="float">
            <text:p>4.4354848564</text:p>
          </table:table-cell>
          <table:table-cell office:value-type="float" office:value="6.549950512" calcext:value-type="float">
            <text:p>6.549950512</text:p>
          </table:table-cell>
        </table:table-row>
        <table:table-row table:style-name="ro1">
          <table:table-cell office:value-type="float" office:value="1E+016" calcext:value-type="float">
            <text:p>1E+016</text:p>
          </table:table-cell>
          <table:table-cell office:value-type="float" office:value="1.13E+037" calcext:value-type="float">
            <text:p>1.13E+037</text:p>
          </table:table-cell>
          <table:table-cell office:value-type="float" office:value="2.53E+039" calcext:value-type="float">
            <text:p>2.53E+039</text:p>
          </table:table-cell>
          <table:table-cell/>
          <table:table-cell office:value-type="float" office:value="8.988004E+036" calcext:value-type="float">
            <text:p>8.988004E+036</text:p>
          </table:table-cell>
          <table:table-cell/>
          <table:table-cell office:value-type="float" office:value="5609.869" calcext:value-type="float">
            <text:p>5609.869</text:p>
          </table:table-cell>
          <table:table-cell office:value-type="float" office:value="7052.902" calcext:value-type="float">
            <text:p>7052.902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4.0322595484" calcext:value-type="float">
            <text:p>4.0322595484</text:p>
          </table:table-cell>
          <table:table-cell office:value-type="float" office:value="5.0694822702" calcext:value-type="float">
            <text:p>5.0694822702</text:p>
          </table:table-cell>
        </table:table-row>
        <table:table-row table:style-name="ro1">
          <table:table-cell office:value-type="float" office:value="9E+015" calcext:value-type="float">
            <text:p>9E+015</text:p>
          </table:table-cell>
          <table:table-cell office:value-type="float" office:value="8.84E+036" calcext:value-type="float">
            <text:p>8.84E+036</text:p>
          </table:table-cell>
          <table:table-cell office:value-type="float" office:value="2.45E+039" calcext:value-type="float">
            <text:p>2.45E+039</text:p>
          </table:table-cell>
          <table:table-cell/>
          <table:table-cell office:value-type="float" office:value="8.0892036E+036" calcext:value-type="float">
            <text:p>8.0892036E+036</text:p>
          </table:table-cell>
          <table:table-cell/>
          <table:table-cell office:value-type="float" office:value="5048.882" calcext:value-type="float">
            <text:p>5048.882</text:p>
          </table:table-cell>
          <table:table-cell office:value-type="float" office:value="5517.492" calcext:value-type="float">
            <text:p>5517.492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3.6290335217" calcext:value-type="float">
            <text:p>3.6290335217</text:p>
          </table:table-cell>
          <table:table-cell office:value-type="float" office:value="3.9658608428" calcext:value-type="float">
            <text:p>3.9658608428</text:p>
          </table:table-cell>
        </table:table-row>
        <table:table-row table:style-name="ro1">
          <table:table-cell office:value-type="float" office:value="8E+015" calcext:value-type="float">
            <text:p>8E+015</text:p>
          </table:table-cell>
          <table:table-cell office:value-type="float" office:value="7.04E+036" calcext:value-type="float">
            <text:p>7.04E+036</text:p>
          </table:table-cell>
          <table:table-cell office:value-type="float" office:value="2.3E+039" calcext:value-type="float">
            <text:p>2.3E+039</text:p>
          </table:table-cell>
          <table:table-cell/>
          <table:table-cell office:value-type="float" office:value="7.1904032E+036" calcext:value-type="float">
            <text:p>7.1904032E+036</text:p>
          </table:table-cell>
          <table:table-cell/>
          <table:table-cell office:value-type="float" office:value="4487.895" calcext:value-type="float">
            <text:p>4487.895</text:p>
          </table:table-cell>
          <table:table-cell office:value-type="float" office:value="4394.021" calcext:value-type="float">
            <text:p>4394.02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3.225807495" calcext:value-type="float">
            <text:p>3.225807495</text:p>
          </table:table-cell>
          <table:table-cell office:value-type="float" office:value="3.1583327763" calcext:value-type="float">
            <text:p>3.1583327763</text:p>
          </table:table-cell>
        </table:table-row>
        <table:table-row table:style-name="ro1">
          <table:table-cell office:value-type="float" office:value="7E+015" calcext:value-type="float">
            <text:p>7E+015</text:p>
          </table:table-cell>
          <table:table-cell office:value-type="float" office:value="5.65E+036" calcext:value-type="float">
            <text:p>5.65E+036</text:p>
          </table:table-cell>
          <table:table-cell office:value-type="float" office:value="2.11E+039" calcext:value-type="float">
            <text:p>2.11E+039</text:p>
          </table:table-cell>
          <table:table-cell/>
          <table:table-cell office:value-type="float" office:value="6.2916028E+036" calcext:value-type="float">
            <text:p>6.2916028E+036</text:p>
          </table:table-cell>
          <table:table-cell/>
          <table:table-cell office:value-type="float" office:value="3926.908" calcext:value-type="float">
            <text:p>3926.908</text:p>
          </table:table-cell>
          <table:table-cell office:value-type="float" office:value="3526.451" calcext:value-type="float">
            <text:p>3526.451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2.8225814683" calcext:value-type="float">
            <text:p>2.8225814683</text:p>
          </table:table-cell>
          <table:table-cell office:value-type="float" office:value="2.5347411351" calcext:value-type="float">
            <text:p>2.5347411351</text:p>
          </table:table-cell>
        </table:table-row>
        <table:table-row table:style-name="ro1">
          <table:table-cell office:value-type="float" office:value="6E+015" calcext:value-type="float">
            <text:p>6E+015</text:p>
          </table:table-cell>
          <table:table-cell office:value-type="float" office:value="4.48E+036" calcext:value-type="float">
            <text:p>4.48E+036</text:p>
          </table:table-cell>
          <table:table-cell office:value-type="float" office:value="1.91E+039" calcext:value-type="float">
            <text:p>1.91E+039</text:p>
          </table:table-cell>
          <table:table-cell/>
          <table:table-cell office:value-type="float" office:value="5.3928024E+036" calcext:value-type="float">
            <text:p>5.3928024E+036</text:p>
          </table:table-cell>
          <table:table-cell/>
          <table:table-cell office:value-type="float" office:value="3365.921" calcext:value-type="float">
            <text:p>3365.921</text:p>
          </table:table-cell>
          <table:table-cell office:value-type="float" office:value="2796.195" calcext:value-type="float">
            <text:p>2796.195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2.4193554416" calcext:value-type="float">
            <text:p>2.4193554416</text:p>
          </table:table-cell>
          <table:table-cell office:value-type="float" office:value="2.0098479997" calcext:value-type="float">
            <text:p>2.0098479997</text:p>
          </table:table-cell>
        </table:table-row>
        <table:table-row table:style-name="ro1">
          <table:table-cell office:value-type="float" office:value="5E+015" calcext:value-type="float">
            <text:p>5E+015</text:p>
          </table:table-cell>
          <table:table-cell office:value-type="float" office:value="3.42E+036" calcext:value-type="float">
            <text:p>3.42E+036</text:p>
          </table:table-cell>
          <table:table-cell office:value-type="float" office:value="1.71E+039" calcext:value-type="float">
            <text:p>1.71E+039</text:p>
          </table:table-cell>
          <table:table-cell/>
          <table:table-cell office:value-type="float" office:value="4.494002E+036" calcext:value-type="float">
            <text:p>4.494002E+036</text:p>
          </table:table-cell>
          <table:table-cell/>
          <table:table-cell office:value-type="float" office:value="2804.934" calcext:value-type="float">
            <text:p>2804.934</text:p>
          </table:table-cell>
          <table:table-cell office:value-type="float" office:value="2134.595" calcext:value-type="float">
            <text:p>2134.595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2.0161294148" calcext:value-type="float">
            <text:p>2.0161294148</text:p>
          </table:table-cell>
          <table:table-cell office:value-type="float" office:value="1.5343033983" calcext:value-type="float">
            <text:p>1.5343033983</text:p>
          </table:table-cell>
        </table:table-row>
        <table:table-row table:style-name="ro1">
          <table:table-cell office:value-type="float" office:value="4.05E+015" calcext:value-type="float">
            <text:p>4.05E+015</text:p>
          </table:table-cell>
          <table:table-cell office:value-type="float" office:value="2.47E+036" calcext:value-type="float">
            <text:p>2.47E+036</text:p>
          </table:table-cell>
          <table:table-cell office:value-type="float" office:value="1.5E+039" calcext:value-type="float">
            <text:p>1.5E+039</text:p>
          </table:table-cell>
          <table:table-cell/>
          <table:table-cell office:value-type="float" office:value="3.64014162E+036" calcext:value-type="float">
            <text:p>3.64014162E+036</text:p>
          </table:table-cell>
          <table:table-cell/>
          <table:table-cell office:value-type="float" office:value="2271.997" calcext:value-type="float">
            <text:p>2271.997</text:p>
          </table:table-cell>
          <table:table-cell office:value-type="float" office:value="1541.652" calcext:value-type="float">
            <text:p>1541.65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6330651567" calcext:value-type="float">
            <text:p>1.6330651567</text:p>
          </table:table-cell>
          <table:table-cell office:value-type="float" office:value="1.1081080498" calcext:value-type="float">
            <text:p>1.1081080498</text:p>
          </table:table-cell>
        </table:table-row>
        <table:table-row table:style-name="ro1">
          <table:table-cell office:value-type="float" office:value="3.61E+015" calcext:value-type="float">
            <text:p>3.61E+015</text:p>
          </table:table-cell>
          <table:table-cell office:value-type="float" office:value="2.05E+036" calcext:value-type="float">
            <text:p>2.05E+036</text:p>
          </table:table-cell>
          <table:table-cell office:value-type="float" office:value="1.4E+039" calcext:value-type="float">
            <text:p>1.4E+039</text:p>
          </table:table-cell>
          <table:table-cell/>
          <table:table-cell office:value-type="float" office:value="3.244669444E+036" calcext:value-type="float">
            <text:p>3.244669444E+036</text:p>
          </table:table-cell>
          <table:table-cell/>
          <table:table-cell office:value-type="float" office:value="2025.163" calcext:value-type="float">
            <text:p>2025.163</text:p>
          </table:table-cell>
          <table:table-cell office:value-type="float" office:value="1279.509" calcext:value-type="float">
            <text:p>1279.50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4556459062" calcext:value-type="float">
            <text:p>1.4556459062</text:p>
          </table:table-cell>
          <table:table-cell office:value-type="float" office:value="0.919685002" calcext:value-type="float">
            <text:p>0.919685002</text:p>
          </table:table-cell>
        </table:table-row>
        <table:table-row table:style-name="ro1">
          <table:table-cell office:value-type="float" office:value="3.21E+015" calcext:value-type="float">
            <text:p>3.21E+015</text:p>
          </table:table-cell>
          <table:table-cell office:value-type="float" office:value="1.67E+036" calcext:value-type="float">
            <text:p>1.67E+036</text:p>
          </table:table-cell>
          <table:table-cell office:value-type="float" office:value="1.3E+039" calcext:value-type="float">
            <text:p>1.3E+039</text:p>
          </table:table-cell>
          <table:table-cell/>
          <table:table-cell office:value-type="float" office:value="2.885149284E+036" calcext:value-type="float">
            <text:p>2.885149284E+036</text:p>
          </table:table-cell>
          <table:table-cell/>
          <table:table-cell office:value-type="float" office:value="1800.768" calcext:value-type="float">
            <text:p>1800.768</text:p>
          </table:table-cell>
          <table:table-cell office:value-type="float" office:value="1042.332" calcext:value-type="float">
            <text:p>1042.33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2943553517" calcext:value-type="float">
            <text:p>1.2943553517</text:p>
          </table:table-cell>
          <table:table-cell office:value-type="float" office:value="0.7492070064" calcext:value-type="float">
            <text:p>0.7492070064</text:p>
          </table:table-cell>
        </table:table-row>
        <table:table-row table:style-name="ro1">
          <table:table-cell office:value-type="float" office:value="2.83E+015" calcext:value-type="float">
            <text:p>2.83E+015</text:p>
          </table:table-cell>
          <table:table-cell office:value-type="float" office:value="1.34E+036" calcext:value-type="float">
            <text:p>1.34E+036</text:p>
          </table:table-cell>
          <table:table-cell office:value-type="float" office:value="1.2E+039" calcext:value-type="float">
            <text:p>1.2E+039</text:p>
          </table:table-cell>
          <table:table-cell/>
          <table:table-cell office:value-type="float" office:value="2.543605132E+036" calcext:value-type="float">
            <text:p>2.543605132E+036</text:p>
          </table:table-cell>
          <table:table-cell/>
          <table:table-cell office:value-type="float" office:value="1587.593" calcext:value-type="float">
            <text:p>1587.593</text:p>
          </table:table-cell>
          <table:table-cell office:value-type="float" office:value="836.362" calcext:value-type="float">
            <text:p>836.36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1411295047" calcext:value-type="float">
            <text:p>1.1411295047</text:p>
          </table:table-cell>
          <table:table-cell office:value-type="float" office:value="0.6011599666" calcext:value-type="float">
            <text:p>0.6011599666</text:p>
          </table:table-cell>
        </table:table-row>
        <table:table-row table:style-name="ro1">
          <table:table-cell office:value-type="float" office:value="2.48E+015" calcext:value-type="float">
            <text:p>2.48E+015</text:p>
          </table:table-cell>
          <table:table-cell office:value-type="float" office:value="1.05E+036" calcext:value-type="float">
            <text:p>1.05E+036</text:p>
          </table:table-cell>
          <table:table-cell office:value-type="float" office:value="1.1E+039" calcext:value-type="float">
            <text:p>1.1E+039</text:p>
          </table:table-cell>
          <table:table-cell/>
          <table:table-cell office:value-type="float" office:value="2.229024992E+036" calcext:value-type="float">
            <text:p>2.229024992E+036</text:p>
          </table:table-cell>
          <table:table-cell/>
          <table:table-cell office:value-type="float" office:value="1391.247" calcext:value-type="float">
            <text:p>1391.247</text:p>
          </table:table-cell>
          <table:table-cell office:value-type="float" office:value="655.358" calcext:value-type="float">
            <text:p>655.35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10579789" calcext:value-type="float">
            <text:p>0.4710579789</text:p>
          </table:table-cell>
        </table:table-row>
        <table:table-row table:style-name="ro1">
          <table:table-cell office:value-type="float" office:value="2.16E+015" calcext:value-type="float">
            <text:p>2.16E+015</text:p>
          </table:table-cell>
          <table:table-cell office:value-type="float" office:value="8.02E+035" calcext:value-type="float">
            <text:p>8.02E+035</text:p>
          </table:table-cell>
          <table:table-cell office:value-type="float" office:value="1E+039" calcext:value-type="float">
            <text:p>1E+039</text:p>
          </table:table-cell>
          <table:table-cell/>
          <table:table-cell office:value-type="float" office:value="1.941408864E+036" calcext:value-type="float">
            <text:p>1.941408864E+036</text:p>
          </table:table-cell>
          <table:table-cell/>
          <table:table-cell office:value-type="float" office:value="1211.732" calcext:value-type="float">
            <text:p>1211.732</text:p>
          </table:table-cell>
          <table:table-cell office:value-type="float" office:value="500.569" calcext:value-type="float">
            <text:p>500.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09682752" calcext:value-type="float">
            <text:p>0.8709682752</text:p>
          </table:table-cell>
          <table:table-cell office:value-type="float" office:value="0.3597987992" calcext:value-type="float">
            <text:p>0.3597987992</text:p>
          </table:table-cell>
        </table:table-row>
        <table:table-row table:style-name="ro1">
          <table:table-cell office:value-type="float" office:value="2.01E+015" calcext:value-type="float">
            <text:p>2.01E+015</text:p>
          </table:table-cell>
          <table:table-cell office:value-type="float" office:value="6.93E+035" calcext:value-type="float">
            <text:p>6.93E+035</text:p>
          </table:table-cell>
          <table:table-cell office:value-type="float" office:value="9.5E+038" calcext:value-type="float">
            <text:p>9.5E+038</text:p>
          </table:table-cell>
          <table:table-cell/>
          <table:table-cell office:value-type="float" office:value="1.806588804E+036" calcext:value-type="float">
            <text:p>1.806588804E+036</text:p>
          </table:table-cell>
          <table:table-cell/>
          <table:table-cell office:value-type="float" office:value="1127.584" calcext:value-type="float">
            <text:p>1127.584</text:p>
          </table:table-cell>
          <table:table-cell office:value-type="float" office:value="432.536" calcext:value-type="float">
            <text:p>432.536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8104844072" calcext:value-type="float">
            <text:p>0.8104844072</text:p>
          </table:table-cell>
          <table:table-cell office:value-type="float" office:value="0.3108980648" calcext:value-type="float">
            <text:p>0.3108980648</text:p>
          </table:table-cell>
        </table:table-row>
        <table:table-row table:style-name="ro1">
          <table:table-cell office:value-type="float" office:value="1.87E+015" calcext:value-type="float">
            <text:p>1.87E+015</text:p>
          </table:table-cell>
          <table:table-cell office:value-type="float" office:value="5.95E+035" calcext:value-type="float">
            <text:p>5.95E+035</text:p>
          </table:table-cell>
          <table:table-cell office:value-type="float" office:value="9E+038" calcext:value-type="float">
            <text:p>9E+038</text:p>
          </table:table-cell>
          <table:table-cell/>
          <table:table-cell office:value-type="float" office:value="1.680756748E+036" calcext:value-type="float">
            <text:p>1.680756748E+036</text:p>
          </table:table-cell>
          <table:table-cell/>
          <table:table-cell office:value-type="float" office:value="1049.045" calcext:value-type="float">
            <text:p>1049.045</text:p>
          </table:table-cell>
          <table:table-cell office:value-type="float" office:value="371.37" calcext:value-type="float">
            <text:p>371.3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754032174" calcext:value-type="float">
            <text:p>0.754032174</text:p>
          </table:table-cell>
          <table:table-cell office:value-type="float" office:value="0.2669331902" calcext:value-type="float">
            <text:p>0.2669331902</text:p>
          </table:table-cell>
        </table:table-row>
        <table:table-row table:style-name="ro1">
          <table:table-cell office:value-type="float" office:value="1.73E+015" calcext:value-type="float">
            <text:p>1.73E+015</text:p>
          </table:table-cell>
          <table:table-cell office:value-type="float" office:value="5.05E+035" calcext:value-type="float">
            <text:p>5.05E+035</text:p>
          </table:table-cell>
          <table:table-cell office:value-type="float" office:value="8.5E+038" calcext:value-type="float">
            <text:p>8.5E+038</text:p>
          </table:table-cell>
          <table:table-cell/>
          <table:table-cell office:value-type="float" office:value="1.554924692E+036" calcext:value-type="float">
            <text:p>1.554924692E+036</text:p>
          </table:table-cell>
          <table:table-cell/>
          <table:table-cell office:value-type="float" office:value="970.507" calcext:value-type="float">
            <text:p>970.507</text:p>
          </table:table-cell>
          <table:table-cell office:value-type="float" office:value="315.196" calcext:value-type="float">
            <text:p>315.19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6975806597" calcext:value-type="float">
            <text:p>0.6975806597</text:p>
          </table:table-cell>
          <table:table-cell office:value-type="float" office:value="0.2265564634" calcext:value-type="float">
            <text:p>0.2265564634</text:p>
          </table:table-cell>
        </table:table-row>
        <table:table-row table:style-name="ro1">
          <table:table-cell office:value-type="float" office:value="1.6E+015" calcext:value-type="float">
            <text:p>1.6E+015</text:p>
          </table:table-cell>
          <table:table-cell office:value-type="float" office:value="4.26E+035" calcext:value-type="float">
            <text:p>4.26E+035</text:p>
          </table:table-cell>
          <table:table-cell office:value-type="float" office:value="8E+038" calcext:value-type="float">
            <text:p>8E+038</text:p>
          </table:table-cell>
          <table:table-cell/>
          <table:table-cell office:value-type="float" office:value="1.43808064E+036" calcext:value-type="float">
            <text:p>1.43808064E+036</text:p>
          </table:table-cell>
          <table:table-cell/>
          <table:table-cell office:value-type="float" office:value="897.579" calcext:value-type="float">
            <text:p>897.579</text:p>
          </table:table-cell>
          <table:table-cell office:value-type="float" office:value="265.888" calcext:value-type="float">
            <text:p>265.88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645161499" calcext:value-type="float">
            <text:p>0.645161499</text:p>
          </table:table-cell>
          <table:table-cell office:value-type="float" office:value="0.1911148775" calcext:value-type="float">
            <text:p>0.1911148775</text:p>
          </table:table-cell>
        </table:table-row>
        <table:table-row table:style-name="ro1">
          <table:table-cell office:value-type="float" office:value="1.47E+015" calcext:value-type="float">
            <text:p>1.47E+015</text:p>
          </table:table-cell>
          <table:table-cell office:value-type="float" office:value="3.54E+035" calcext:value-type="float">
            <text:p>3.54E+035</text:p>
          </table:table-cell>
          <table:table-cell office:value-type="float" office:value="7.5E+038" calcext:value-type="float">
            <text:p>7.5E+038</text:p>
          </table:table-cell>
          <table:table-cell/>
          <table:table-cell office:value-type="float" office:value="1.321236588E+036" calcext:value-type="float">
            <text:p>1.321236588E+036</text:p>
          </table:table-cell>
          <table:table-cell/>
          <table:table-cell office:value-type="float" office:value="824.651" calcext:value-type="float">
            <text:p>824.651</text:p>
          </table:table-cell>
          <table:table-cell office:value-type="float" office:value="220.949" calcext:value-type="float">
            <text:p>220.94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927423383" calcext:value-type="float">
            <text:p>0.5927423383</text:p>
          </table:table-cell>
          <table:table-cell office:value-type="float" office:value="0.1588136398" calcext:value-type="float">
            <text:p>0.1588136398</text:p>
          </table:table-cell>
        </table:table-row>
        <table:table-row table:style-name="ro1">
          <table:table-cell office:value-type="float" office:value="1.35E+015" calcext:value-type="float">
            <text:p>1.35E+015</text:p>
          </table:table-cell>
          <table:table-cell office:value-type="float" office:value="2.91E+035" calcext:value-type="float">
            <text:p>2.91E+035</text:p>
          </table:table-cell>
          <table:table-cell office:value-type="float" office:value="7E+038" calcext:value-type="float">
            <text:p>7E+038</text:p>
          </table:table-cell>
          <table:table-cell/>
          <table:table-cell office:value-type="float" office:value="1.21338054E+036" calcext:value-type="float">
            <text:p>1.21338054E+036</text:p>
          </table:table-cell>
          <table:table-cell/>
          <table:table-cell office:value-type="float" office:value="757.332" calcext:value-type="float">
            <text:p>757.332</text:p>
          </table:table-cell>
          <table:table-cell office:value-type="float" office:value="181.628" calcext:value-type="float">
            <text:p>181.628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5443548126" calcext:value-type="float">
            <text:p>0.5443548126</text:p>
          </table:table-cell>
          <table:table-cell office:value-type="float" office:value="0.1305505061" calcext:value-type="float">
            <text:p>0.1305505061</text:p>
          </table:table-cell>
        </table:table-row>
        <table:table-row table:style-name="ro1">
          <table:table-cell office:value-type="float" office:value="1.28E+015" calcext:value-type="float">
            <text:p>1.28E+015</text:p>
          </table:table-cell>
          <table:table-cell office:value-type="float" office:value="2.56E+035" calcext:value-type="float">
            <text:p>2.56E+035</text:p>
          </table:table-cell>
          <table:table-cell office:value-type="float" office:value="6.7E+038" calcext:value-type="float">
            <text:p>6.7E+038</text:p>
          </table:table-cell>
          <table:table-cell/>
          <table:table-cell office:value-type="float" office:value="1.150464512E+036" calcext:value-type="float">
            <text:p>1.150464512E+036</text:p>
          </table:table-cell>
          <table:table-cell/>
          <table:table-cell office:value-type="float" office:value="718.063" calcext:value-type="float">
            <text:p>718.063</text:p>
          </table:table-cell>
          <table:table-cell office:value-type="float" office:value="159.783" calcext:value-type="float">
            <text:p>159.783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5161290554" calcext:value-type="float">
            <text:p>0.5161290554</text:p>
          </table:table-cell>
          <table:table-cell office:value-type="float" office:value="0.1148487652" calcext:value-type="float">
            <text:p>0.1148487652</text:p>
          </table:table-cell>
        </table:table-row>
        <table:table-row table:style-name="ro1">
          <table:table-cell office:value-type="float" office:value="1.21E+015" calcext:value-type="float">
            <text:p>1.21E+015</text:p>
          </table:table-cell>
          <table:table-cell office:value-type="float" office:value="2.24E+035" calcext:value-type="float">
            <text:p>2.24E+035</text:p>
          </table:table-cell>
          <table:table-cell office:value-type="float" office:value="6.4E+038" calcext:value-type="float">
            <text:p>6.4E+038</text:p>
          </table:table-cell>
          <table:table-cell/>
          <table:table-cell office:value-type="float" office:value="1.087548484E+036" calcext:value-type="float">
            <text:p>1.087548484E+036</text:p>
          </table:table-cell>
          <table:table-cell/>
          <table:table-cell office:value-type="float" office:value="678.794" calcext:value-type="float">
            <text:p>678.794</text:p>
          </table:table-cell>
          <table:table-cell office:value-type="float" office:value="139.81" calcext:value-type="float">
            <text:p>139.8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4879032983" calcext:value-type="float">
            <text:p>0.4879032983</text:p>
          </table:table-cell>
          <table:table-cell office:value-type="float" office:value="0.1004925797" calcext:value-type="float">
            <text:p>0.1004925797</text:p>
          </table:table-cell>
        </table:table-row>
        <table:table-row table:style-name="ro1">
          <table:table-cell office:value-type="float" office:value="1.14E+015" calcext:value-type="float">
            <text:p>1.14E+015</text:p>
          </table:table-cell>
          <table:table-cell office:value-type="float" office:value="1.95E+035" calcext:value-type="float">
            <text:p>1.95E+035</text:p>
          </table:table-cell>
          <table:table-cell office:value-type="float" office:value="6.1E+038" calcext:value-type="float">
            <text:p>6.1E+038</text:p>
          </table:table-cell>
          <table:table-cell/>
          <table:table-cell office:value-type="float" office:value="1.024632456E+036" calcext:value-type="float">
            <text:p>1.024632456E+036</text:p>
          </table:table-cell>
          <table:table-cell/>
          <table:table-cell office:value-type="float" office:value="639.525" calcext:value-type="float">
            <text:p>639.525</text:p>
          </table:table-cell>
          <table:table-cell office:value-type="float" office:value="121.709" calcext:value-type="float">
            <text:p>121.709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4596775411" calcext:value-type="float">
            <text:p>0.4596775411</text:p>
          </table:table-cell>
          <table:table-cell office:value-type="float" office:value="0.0874819496" calcext:value-type="float">
            <text:p>0.0874819496</text:p>
          </table:table-cell>
        </table:table-row>
        <table:table-row table:style-name="ro1">
          <table:table-cell office:value-type="float" office:value="1.08E+015" calcext:value-type="float">
            <text:p>1.08E+015</text:p>
          </table:table-cell>
          <table:table-cell office:value-type="float" office:value="1.68E+035" calcext:value-type="float">
            <text:p>1.68E+035</text:p>
          </table:table-cell>
          <table:table-cell office:value-type="float" office:value="5.8E+038" calcext:value-type="float">
            <text:p>5.8E+038</text:p>
          </table:table-cell>
          <table:table-cell/>
          <table:table-cell office:value-type="float" office:value="9.70704432E+035" calcext:value-type="float">
            <text:p>9.70704432E+035</text:p>
          </table:table-cell>
          <table:table-cell/>
          <table:table-cell office:value-type="float" office:value="605.866" calcext:value-type="float">
            <text:p>605.866</text:p>
          </table:table-cell>
          <table:table-cell office:value-type="float" office:value="104.857" calcext:value-type="float">
            <text:p>104.857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4354841376" calcext:value-type="float">
            <text:p>0.4354841376</text:p>
          </table:table-cell>
          <table:table-cell office:value-type="float" office:value="0.0753690754" calcext:value-type="float">
            <text:p>0.0753690754</text:p>
          </table:table-cell>
        </table:table-row>
        <table:table-row table:style-name="ro1">
          <table:table-cell office:value-type="float" office:value="1.01E+015" calcext:value-type="float">
            <text:p>1.01E+015</text:p>
          </table:table-cell>
          <table:table-cell office:value-type="float" office:value="1.43E+035" calcext:value-type="float">
            <text:p>1.43E+035</text:p>
          </table:table-cell>
          <table:table-cell office:value-type="float" office:value="5.49E+038" calcext:value-type="float">
            <text:p>5.49E+038</text:p>
          </table:table-cell>
          <table:table-cell/>
          <table:table-cell office:value-type="float" office:value="9.07788404E+035" calcext:value-type="float">
            <text:p>9.07788404E+035</text:p>
          </table:table-cell>
          <table:table-cell/>
          <table:table-cell office:value-type="float" office:value="566.597" calcext:value-type="float">
            <text:p>566.597</text:p>
          </table:table-cell>
          <table:table-cell office:value-type="float" office:value="89.254" calcext:value-type="float">
            <text:p>89.254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float" office:value="0.4072583804" calcext:value-type="float">
            <text:p>0.4072583804</text:p>
          </table:table-cell>
          <table:table-cell office:value-type="float" office:value="0.0641539568" calcext:value-type="float">
            <text:p>0.0641539568</text:p>
          </table:table-cell>
        </table:table-row>
        <table:table-row table:style-name="ro1">
          <table:table-cell office:value-type="float" office:value="947000000000000" calcext:value-type="float">
            <text:p>947000000000000</text:p>
          </table:table-cell>
          <table:table-cell office:value-type="float" office:value="1.22E+035" calcext:value-type="float">
            <text:p>1.22E+035</text:p>
          </table:table-cell>
          <table:table-cell office:value-type="float" office:value="5.2E+038" calcext:value-type="float">
            <text:p>5.2E+038</text:p>
          </table:table-cell>
          <table:table-cell/>
          <table:table-cell office:value-type="float" office:value="8.511639788E+035" calcext:value-type="float">
            <text:p>8.511639788E+035</text:p>
          </table:table-cell>
          <table:table-cell/>
          <table:table-cell office:value-type="float" office:value="531.255" calcext:value-type="float">
            <text:p>531.255</text:p>
          </table:table-cell>
          <table:table-cell office:value-type="float" office:value="76.146" calcext:value-type="float">
            <text:p>76.14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3818552708" calcext:value-type="float">
            <text:p>0.3818552708</text:p>
          </table:table-cell>
          <table:table-cell office:value-type="float" office:value="0.0547321935" calcext:value-type="float">
            <text:p>0.0547321935</text:p>
          </table:table-cell>
        </table:table-row>
        <table:table-row table:style-name="ro1">
          <table:table-cell office:value-type="float" office:value="885000000000000" calcext:value-type="float">
            <text:p>885000000000000</text:p>
          </table:table-cell>
          <table:table-cell office:value-type="float" office:value="1.02E+035" calcext:value-type="float">
            <text:p>1.02E+035</text:p>
          </table:table-cell>
          <table:table-cell office:value-type="float" office:value="4.9E+038" calcext:value-type="float">
            <text:p>4.9E+038</text:p>
          </table:table-cell>
          <table:table-cell/>
          <table:table-cell office:value-type="float" office:value="7.95438354E+035" calcext:value-type="float">
            <text:p>7.95438354E+035</text:p>
          </table:table-cell>
          <table:table-cell/>
          <table:table-cell office:value-type="float" office:value="496.473" calcext:value-type="float">
            <text:p>496.473</text:p>
          </table:table-cell>
          <table:table-cell office:value-type="float" office:value="63.663" calcext:value-type="float">
            <text:p>63.663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3568546779" calcext:value-type="float">
            <text:p>0.3568546779</text:p>
          </table:table-cell>
          <table:table-cell office:value-type="float" office:value="0.0457596674" calcext:value-type="float">
            <text:p>0.0457596674</text:p>
          </table:table-cell>
        </table:table-row>
        <table:table-row table:style-name="ro1">
          <table:table-cell office:value-type="float" office:value="824000000000000" calcext:value-type="float">
            <text:p>824000000000000</text:p>
          </table:table-cell>
          <table:table-cell office:value-type="float" office:value="8.4E+034" calcext:value-type="float">
            <text:p>8.4E+034</text:p>
          </table:table-cell>
          <table:table-cell office:value-type="float" office:value="4.6E+038" calcext:value-type="float">
            <text:p>4.6E+038</text:p>
          </table:table-cell>
          <table:table-cell/>
          <table:table-cell office:value-type="float" office:value="7.406115296E+035" calcext:value-type="float">
            <text:p>7.406115296E+035</text:p>
          </table:table-cell>
          <table:table-cell/>
          <table:table-cell office:value-type="float" office:value="462.253" calcext:value-type="float">
            <text:p>462.253</text:p>
          </table:table-cell>
          <table:table-cell office:value-type="float" office:value="52.429" calcext:value-type="float">
            <text:p>52.429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332258039" calcext:value-type="float">
            <text:p>0.332258039</text:p>
          </table:table-cell>
          <table:table-cell office:value-type="float" office:value="0.0376848971" calcext:value-type="float">
            <text:p>0.0376848971</text:p>
          </table:table-cell>
        </table:table-row>
        <table:table-row table:style-name="ro1">
          <table:table-cell office:value-type="float" office:value="765000000000000" calcext:value-type="float">
            <text:p>765000000000000</text:p>
          </table:table-cell>
          <table:table-cell office:value-type="float" office:value="6.82E+034" calcext:value-type="float">
            <text:p>6.82E+034</text:p>
          </table:table-cell>
          <table:table-cell office:value-type="float" office:value="4.3E+038" calcext:value-type="float">
            <text:p>4.3E+038</text:p>
          </table:table-cell>
          <table:table-cell/>
          <table:table-cell office:value-type="float" office:value="6.87582306E+035" calcext:value-type="float">
            <text:p>6.87582306E+035</text:p>
          </table:table-cell>
          <table:table-cell/>
          <table:table-cell office:value-type="float" office:value="429.155" calcext:value-type="float">
            <text:p>429.155</text:p>
          </table:table-cell>
          <table:table-cell office:value-type="float" office:value="42.567" calcext:value-type="float">
            <text:p>42.567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3084678709" calcext:value-type="float">
            <text:p>0.3084678709</text:p>
          </table:table-cell>
          <table:table-cell office:value-type="float" office:value="0.0305962924" calcext:value-type="float">
            <text:p>0.0305962924</text:p>
          </table:table-cell>
        </table:table-row>
        <table:table-row table:style-name="ro1">
          <table:table-cell office:value-type="float" office:value="707000000000000" calcext:value-type="float">
            <text:p>707000000000000</text:p>
          </table:table-cell>
          <table:table-cell office:value-type="float" office:value="5.45E+034" calcext:value-type="float">
            <text:p>5.45E+034</text:p>
          </table:table-cell>
          <table:table-cell office:value-type="float" office:value="4E+038" calcext:value-type="float">
            <text:p>4E+038</text:p>
          </table:table-cell>
          <table:table-cell/>
          <table:table-cell office:value-type="float" office:value="6.354518828E+035" calcext:value-type="float">
            <text:p>6.354518828E+035</text:p>
          </table:table-cell>
          <table:table-cell/>
          <table:table-cell office:value-type="float" office:value="396.618" calcext:value-type="float">
            <text:p>396.618</text:p>
          </table:table-cell>
          <table:table-cell office:value-type="float" office:value="34.016" calcext:value-type="float">
            <text:p>34.01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2850809382" calcext:value-type="float">
            <text:p>0.2850809382</text:p>
          </table:table-cell>
          <table:table-cell office:value-type="float" office:value="0.0244500078" calcext:value-type="float">
            <text:p>0.0244500078</text:p>
          </table:table-cell>
        </table:table-row>
        <table:table-row table:style-name="ro1">
          <table:table-cell office:value-type="float" office:value="650000000000000" calcext:value-type="float">
            <text:p>650000000000000</text:p>
          </table:table-cell>
          <table:table-cell office:value-type="float" office:value="4.26E+034" calcext:value-type="float">
            <text:p>4.26E+034</text:p>
          </table:table-cell>
          <table:table-cell office:value-type="float" office:value="3.71E+038" calcext:value-type="float">
            <text:p>3.71E+038</text:p>
          </table:table-cell>
          <table:table-cell/>
          <table:table-cell office:value-type="float" office:value="5.8422026E+035" calcext:value-type="float">
            <text:p>5.8422026E+035</text:p>
          </table:table-cell>
          <table:table-cell/>
          <table:table-cell office:value-type="float" office:value="364.641" calcext:value-type="float">
            <text:p>364.641</text:p>
          </table:table-cell>
          <table:table-cell office:value-type="float" office:value="26.589" calcext:value-type="float">
            <text:p>26.589</text:p>
          </table:table-cell>
          <table:table-cell office:value-type="float" office:value="0.371" calcext:value-type="float">
            <text:p>0.371</text:p>
          </table:table-cell>
          <table:table-cell/>
          <table:table-cell office:value-type="float" office:value="0.262096522" calcext:value-type="float">
            <text:p>0.262096522</text:p>
          </table:table-cell>
          <table:table-cell office:value-type="float" office:value="0.0191116315" calcext:value-type="float">
            <text:p>0.0191116315</text:p>
          </table:table-cell>
        </table:table-row>
        <table:table-row table:style-name="ro1">
          <table:table-cell office:value-type="float" office:value="593000000000000" calcext:value-type="float">
            <text:p>593000000000000</text:p>
          </table:table-cell>
          <table:table-cell office:value-type="float" office:value="3.27E+034" calcext:value-type="float">
            <text:p>3.27E+034</text:p>
          </table:table-cell>
          <table:table-cell office:value-type="float" office:value="3.41E+038" calcext:value-type="float">
            <text:p>3.41E+038</text:p>
          </table:table-cell>
          <table:table-cell/>
          <table:table-cell office:value-type="float" office:value="5.329886372E+035" calcext:value-type="float">
            <text:p>5.329886372E+035</text:p>
          </table:table-cell>
          <table:table-cell/>
          <table:table-cell office:value-type="float" office:value="332.665" calcext:value-type="float">
            <text:p>332.665</text:p>
          </table:table-cell>
          <table:table-cell office:value-type="float" office:value="20.41" calcext:value-type="float">
            <text:p>20.41</text:p>
          </table:table-cell>
          <table:table-cell office:value-type="float" office:value="0.341" calcext:value-type="float">
            <text:p>0.341</text:p>
          </table:table-cell>
          <table:table-cell/>
          <table:table-cell office:value-type="float" office:value="0.2391128247" calcext:value-type="float">
            <text:p>0.2391128247</text:p>
          </table:table-cell>
          <table:table-cell office:value-type="float" office:value="0.0146702922" calcext:value-type="float">
            <text:p>0.0146702922</text:p>
          </table:table-cell>
        </table:table-row>
        <table:table-row table:style-name="ro1">
          <table:table-cell office:value-type="float" office:value="538000000000000" calcext:value-type="float">
            <text:p>538000000000000</text:p>
          </table:table-cell>
          <table:table-cell office:value-type="float" office:value="2.45E+034" calcext:value-type="float">
            <text:p>2.45E+034</text:p>
          </table:table-cell>
          <table:table-cell office:value-type="float" office:value="3.11E+038" calcext:value-type="float">
            <text:p>3.11E+038</text:p>
          </table:table-cell>
          <table:table-cell/>
          <table:table-cell office:value-type="float" office:value="4.835546152E+035" calcext:value-type="float">
            <text:p>4.835546152E+035</text:p>
          </table:table-cell>
          <table:table-cell/>
          <table:table-cell office:value-type="float" office:value="301.811" calcext:value-type="float">
            <text:p>301.811</text:p>
          </table:table-cell>
          <table:table-cell office:value-type="float" office:value="15.292" calcext:value-type="float">
            <text:p>15.292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float" office:value="0.2169355981" calcext:value-type="float">
            <text:p>0.2169355981</text:p>
          </table:table-cell>
          <table:table-cell office:value-type="float" office:value="0.0109915781" calcext:value-type="float">
            <text:p>0.0109915781</text:p>
          </table:table-cell>
        </table:table-row>
        <table:table-row table:style-name="ro1">
          <table:table-cell office:value-type="float" office:value="484000000000000" calcext:value-type="float">
            <text:p>484000000000000</text:p>
          </table:table-cell>
          <table:table-cell office:value-type="float" office:value="1.8E+034" calcext:value-type="float">
            <text:p>1.8E+034</text:p>
          </table:table-cell>
          <table:table-cell office:value-type="float" office:value="2.8E+038" calcext:value-type="float">
            <text:p>2.8E+038</text:p>
          </table:table-cell>
          <table:table-cell/>
          <table:table-cell office:value-type="float" office:value="4.350193936E+035" calcext:value-type="float">
            <text:p>4.350193936E+035</text:p>
          </table:table-cell>
          <table:table-cell/>
          <table:table-cell office:value-type="float" office:value="271.518" calcext:value-type="float">
            <text:p>271.518</text:p>
          </table:table-cell>
          <table:table-cell office:value-type="float" office:value="11.235" calcext:value-type="float">
            <text:p>11.235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1951616068" calcext:value-type="float">
            <text:p>0.1951616068</text:p>
          </table:table-cell>
          <table:table-cell office:value-type="float" office:value="0.0080754891" calcext:value-type="float">
            <text:p>0.0080754891</text:p>
          </table:table-cell>
        </table:table-row>
        <table:table-row table:style-name="ro1">
          <table:table-cell office:value-type="float" office:value="430000000000000" calcext:value-type="float">
            <text:p>430000000000000</text:p>
          </table:table-cell>
          <table:table-cell office:value-type="float" office:value="1.33E+034" calcext:value-type="float">
            <text:p>1.33E+034</text:p>
          </table:table-cell>
          <table:table-cell office:value-type="float" office:value="2.5E+038" calcext:value-type="float">
            <text:p>2.5E+038</text:p>
          </table:table-cell>
          <table:table-cell/>
          <table:table-cell office:value-type="float" office:value="3.86484172E+035" calcext:value-type="float">
            <text:p>3.86484172E+035</text:p>
          </table:table-cell>
          <table:table-cell/>
          <table:table-cell office:value-type="float" office:value="241.224" calcext:value-type="float">
            <text:p>241.224</text:p>
          </table:table-cell>
          <table:table-cell office:value-type="float" office:value="8.301" calcext:value-type="float">
            <text:p>8.30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733868968" calcext:value-type="float">
            <text:p>0.1733868968</text:p>
          </table:table-cell>
          <table:table-cell office:value-type="float" office:value="0.0059665897" calcext:value-type="float">
            <text:p>0.0059665897</text:p>
          </table:table-cell>
        </table:table-row>
        <table:table-row table:style-name="ro1">
          <table:table-cell office:value-type="float" office:value="377000000000000" calcext:value-type="float">
            <text:p>377000000000000</text:p>
          </table:table-cell>
          <table:table-cell office:value-type="float" office:value="1.02E+034" calcext:value-type="float">
            <text:p>1.02E+034</text:p>
          </table:table-cell>
          <table:table-cell office:value-type="float" office:value="2.2E+038" calcext:value-type="float">
            <text:p>2.2E+038</text:p>
          </table:table-cell>
          <table:table-cell/>
          <table:table-cell office:value-type="float" office:value="3.388477508E+035" calcext:value-type="float">
            <text:p>3.388477508E+035</text:p>
          </table:table-cell>
          <table:table-cell/>
          <table:table-cell office:value-type="float" office:value="211.492" calcext:value-type="float">
            <text:p>211.492</text:p>
          </table:table-cell>
          <table:table-cell office:value-type="float" office:value="6.366" calcext:value-type="float">
            <text:p>6.36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1520161409" calcext:value-type="float">
            <text:p>0.1520161409</text:p>
          </table:table-cell>
          <table:table-cell office:value-type="float" office:value="0.0045757511" calcext:value-type="float">
            <text:p>0.0045757511</text:p>
          </table:table-cell>
        </table:table-row>
        <table:table-row table:style-name="ro1">
          <table:table-cell office:value-type="float" office:value="324000000000000" calcext:value-type="float">
            <text:p>324000000000000</text:p>
          </table:table-cell>
          <table:table-cell office:value-type="float" office:value="8.81E+033" calcext:value-type="float">
            <text:p>8.81E+033</text:p>
          </table:table-cell>
          <table:table-cell office:value-type="float" office:value="1.89E+038" calcext:value-type="float">
            <text:p>1.89E+038</text:p>
          </table:table-cell>
          <table:table-cell/>
          <table:table-cell office:value-type="float" office:value="2.912113296E+035" calcext:value-type="float">
            <text:p>2.912113296E+035</text:p>
          </table:table-cell>
          <table:table-cell/>
          <table:table-cell office:value-type="float" office:value="181.76" calcext:value-type="float">
            <text:p>181.76</text:p>
          </table:table-cell>
          <table:table-cell office:value-type="float" office:value="5.499" calcext:value-type="float">
            <text:p>5.499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0.130645385" calcext:value-type="float">
            <text:p>0.130645385</text:p>
          </table:table-cell>
          <table:table-cell office:value-type="float" office:value="0.0039525692" calcext:value-type="float">
            <text:p>0.0039525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1-02T18:40:45.707341089</dc:date>
    <meta:editing-duration>PT1M34S</meta:editing-duration>
    <meta:editing-cycles>1</meta:editing-cycles>
    <meta:document-statistic meta:table-count="1" meta:cell-count="377" meta:object-count="0"/>
  </office:meta>
</office:document-meta>
</file>